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258788DF36D7D5E3924.png" manifest:media-type="image/png"/>
  <manifest:file-entry manifest:full-path="Pictures/100000000000025800000258F7934FACE4F9A4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in" loext:contextual-spacing="false" fo:line-height="0.0138in"/>
    </style:style>
    <style:style style:name="P6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7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1" text:anchor-type="paragraph" svg:x="0.0811in" svg:y="0.052in" svg:width="1.9181in" svg:height="1.9181in" draw:z-index="0"><draw:image xlink:href="Pictures/100000000000025800000258788DF36D7D5E3924.png" xlink:type="simple" xlink:show="embed" xlink:actuate="onLoad" loext:mime-type="image/png"/></draw:frame><draw:frame draw:style-name="fr1" draw:name="Image2" text:anchor-type="paragraph" svg:x="1.9984in" svg:y="0.052in" svg:width="1.9181in" svg:height="1.9181in" draw:z-index="1"><draw:image xlink:href="Pictures/100000000000025800000258F7934FACE4F9A4B3.png" xlink:type="simple" xlink:show="embed" xlink:actuate="onLoad" loext:mime-type="image/png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3" text:anchor-type="paragraph" svg:x="0.0811in" svg:y="0.052in" svg:width="1.9181in" svg:height="1.9181in" draw:z-index="2"><draw:image xlink:href="Pictures/100000000000025800000258788DF36D7D5E3924.png" xlink:type="simple" xlink:show="embed" xlink:actuate="onLoad" loext:mime-type="image/png"/></draw:frame><draw:frame draw:style-name="fr1" draw:name="Image14" text:anchor-type="paragraph" svg:x="1.9984in" svg:y="0.052in" svg:width="1.9181in" svg:height="1.9181in" draw:z-index="13"><draw:image xlink:href="Pictures/100000000000025800000258F7934FACE4F9A4B3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4" text:anchor-type="paragraph" svg:x="0.0811in" svg:y="0.052in" svg:width="1.9181in" svg:height="1.9181in" draw:z-index="3"><draw:image xlink:href="Pictures/100000000000025800000258788DF36D7D5E3924.png" xlink:type="simple" xlink:show="embed" xlink:actuate="onLoad" loext:mime-type="image/png"/></draw:frame><draw:frame draw:style-name="fr1" draw:name="Image12" text:anchor-type="paragraph" svg:x="1.9984in" svg:y="0.052in" svg:width="1.9181in" svg:height="1.9181in" draw:z-index="11"><draw:image xlink:href="Pictures/100000000000025800000258F7934FACE4F9A4B3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3"><draw:frame draw:style-name="fr1" draw:name="Image11" text:anchor-type="paragraph" svg:x="0.0811in" svg:y="0.052in" svg:width="1.9181in" svg:height="1.9181in" draw:z-index="10"><draw:image xlink:href="Pictures/100000000000025800000258788DF36D7D5E3924.png" xlink:type="simple" xlink:show="embed" xlink:actuate="onLoad" loext:mime-type="image/png"/></draw:frame><draw:frame draw:style-name="fr1" draw:name="Image15" text:anchor-type="paragraph" svg:x="1.9984in" svg:y="0.052in" svg:width="1.9181in" svg:height="1.9181in" draw:z-index="14"><draw:image xlink:href="Pictures/100000000000025800000258F7934FACE4F9A4B3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5" text:anchor-type="paragraph" svg:x="0.0811in" svg:y="0.052in" svg:width="1.9181in" svg:height="1.9181in" draw:z-index="4"><draw:image xlink:href="Pictures/100000000000025800000258788DF36D7D5E3924.png" xlink:type="simple" xlink:show="embed" xlink:actuate="onLoad" loext:mime-type="image/png"/></draw:frame><draw:frame draw:style-name="fr1" draw:name="Image13" text:anchor-type="paragraph" svg:x="1.9984in" svg:y="0.052in" svg:width="1.9181in" svg:height="1.9181in" draw:z-index="12"><draw:image xlink:href="Pictures/100000000000025800000258F7934FACE4F9A4B3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4"><draw:frame draw:style-name="fr1" draw:name="Image10" text:anchor-type="paragraph" svg:x="0.0811in" svg:y="0.052in" svg:width="1.9181in" svg:height="1.9181in" draw:z-index="9"><draw:image xlink:href="Pictures/100000000000025800000258788DF36D7D5E3924.png" xlink:type="simple" xlink:show="embed" xlink:actuate="onLoad" loext:mime-type="image/png"/></draw:frame><draw:frame draw:style-name="fr1" draw:name="Image16" text:anchor-type="paragraph" svg:x="1.9984in" svg:y="0.052in" svg:width="1.9181in" svg:height="1.9181in" draw:z-index="15"><draw:image xlink:href="Pictures/100000000000025800000258F7934FACE4F9A4B3.png" xlink:type="simple" xlink:show="embed" xlink:actuate="onLoad" loext:mime-type="image/png"/></draw:frame><text:s text:c="2"/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6" text:anchor-type="paragraph" svg:x="0.0811in" svg:y="0.052in" svg:width="1.9181in" svg:height="1.9181in" draw:z-index="5"><draw:image xlink:href="Pictures/100000000000025800000258788DF36D7D5E3924.png" xlink:type="simple" xlink:show="embed" xlink:actuate="onLoad" loext:mime-type="image/png"/></draw:frame><draw:frame draw:style-name="fr1" draw:name="Image20" text:anchor-type="paragraph" svg:x="1.9984in" svg:y="0.052in" svg:width="1.9181in" svg:height="1.9181in" draw:z-index="19"><draw:image xlink:href="Pictures/100000000000025800000258F7934FACE4F9A4B3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6"><draw:frame draw:style-name="fr1" draw:name="Image9" text:anchor-type="paragraph" svg:x="0.0811in" svg:y="0.052in" svg:width="1.9181in" svg:height="1.9181in" draw:z-index="8"><draw:image xlink:href="Pictures/100000000000025800000258788DF36D7D5E3924.png" xlink:type="simple" xlink:show="embed" xlink:actuate="onLoad" loext:mime-type="image/png"/></draw:frame><draw:frame draw:style-name="fr1" draw:name="Image17" text:anchor-type="paragraph" svg:x="1.9984in" svg:y="0.052in" svg:width="1.9181in" svg:height="1.9181in" draw:z-index="16"><draw:image xlink:href="Pictures/100000000000025800000258F7934FACE4F9A4B3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7"><draw:frame draw:style-name="fr1" draw:name="Image7" text:anchor-type="paragraph" svg:x="0.0811in" svg:y="0.052in" svg:width="1.9181in" svg:height="1.9181in" draw:z-index="6"><draw:image xlink:href="Pictures/100000000000025800000258788DF36D7D5E3924.png" xlink:type="simple" xlink:show="embed" xlink:actuate="onLoad" loext:mime-type="image/png"/></draw:frame><draw:frame draw:style-name="fr1" draw:name="Image19" text:anchor-type="paragraph" svg:x="1.9984in" svg:y="0.052in" svg:width="1.9181in" svg:height="1.9181in" draw:z-index="18"><draw:image xlink:href="Pictures/100000000000025800000258F7934FACE4F9A4B3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7"><draw:frame draw:style-name="fr1" draw:name="Image8" text:anchor-type="paragraph" svg:x="0.0811in" svg:y="0.052in" svg:width="1.9181in" svg:height="1.9181in" draw:z-index="7"><draw:image xlink:href="Pictures/100000000000025800000258788DF36D7D5E3924.png" xlink:type="simple" xlink:show="embed" xlink:actuate="onLoad" loext:mime-type="image/png"/></draw:frame><draw:frame draw:style-name="fr1" draw:name="Image18" text:anchor-type="paragraph" svg:x="1.9984in" svg:y="0.052in" svg:width="1.9181in" svg:height="1.9181in" draw:z-index="17"><draw:image xlink:href="Pictures/100000000000025800000258F7934FACE4F9A4B3.png" xlink:type="simple" xlink:show="embed" xlink:actuate="onLoad" loext:mime-type="image/png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18-06-02T21:33:29.142000000</meta:print-date>
    <dc:date>2018-07-18T21:26:43.214000000</dc:date>
    <meta:editing-cycles>41</meta:editing-cycles>
    <dc:subject>Avery Dennison Template</dc:subject>
    <dc:title>Avery Dennison Template</dc:title>
    <meta:editing-duration>P3DT17H53M13S</meta:editing-duration>
    <meta:generator>LibreOffice/5.4.4.2$Windows_X86_64 LibreOffice_project/2524958677847fb3bb44820e40380acbe820f960</meta:generator>
    <meta:document-statistic meta:table-count="1" meta:image-count="20" meta:object-count="0" meta:page-count="1" meta:paragraph-count="1" meta:word-count="0" meta:character-count="2" meta:non-whitespace-character-count="0"/>
    <meta:template xlink:type="simple" xlink:actuate="onRequest" xlink:title="Normal.dotm" xlink:href=""/>
  </office:meta>
</office:document-meta>
</file>